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sans-serif"/>
    <style:font-face style:name="Monaco" svg:font-family="Monaco, MonacoRegular, 'Courier New', monospace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8028in" table:align="left"/>
    </style:style>
    <style:style style:name="Table1.A" style:family="table-column">
      <style:table-column-properties style:column-width="3.8028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text-properties officeooo:rsid="000f87ee" officeooo:paragraph-rsid="000f87ee"/>
    </style:style>
    <style:style style:name="P2" style:family="paragraph" style:parent-style-name="Standard">
      <style:text-properties officeooo:rsid="000fbde3" officeooo:paragraph-rsid="000fbde3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officeooo:paragraph-rsid="00125c9b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officeooo:rsid="00125c9b" officeooo:paragraph-rsid="00125c9b"/>
    </style:style>
    <style:style style:name="P5" style:family="paragraph" style:parent-style-name="Heading_20_3">
      <style:text-properties fo:font-variant="normal" fo:text-transform="none" fo:color="#222222" style:font-name="Helvetica Neue" fo:font-size="15pt" fo:letter-spacing="normal" fo:font-style="normal" fo:font-weight="normal" officeooo:rsid="000fbde3" officeooo:paragraph-rsid="000fbde3" style:font-weight-asian="normal" style:font-weight-complex="normal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inherit" loext:padding="0in" loext:border="none"/>
    </style:style>
    <style:style style:name="T1" style:family="text">
      <style:text-properties fo:font-variant="normal" fo:text-transform="none" fo:color="#004ed0" style:font-name="Monaco" fo:font-size="9pt" fo:letter-spacing="normal" fo:font-style="normal" fo:font-weight="bold" fo:background-color="transparent" loext:char-shading-value="0" loext:padding="0in" loext:border="none"/>
    </style:style>
    <style:style style:name="T2" style:family="text">
      <style:text-properties fo:font-variant="normal" fo:text-transform="none" fo:color="#002d7a" style:font-name="Monaco" fo:font-size="9pt" fo:letter-spacing="normal" fo:font-style="normal" fo:font-weight="bold" fo:background-color="transparent" loext:char-shading-value="0" loext:padding="0in" loext:border="none"/>
    </style:style>
    <style:style style:name="T3" style:family="text">
      <style:text-properties fo:font-variant="normal" fo:text-transform="none" fo:color="#002d7a" style:font-name="Monaco" fo:font-size="9pt" fo:letter-spacing="normal" fo:font-style="normal" fo:font-weight="bold" officeooo:rsid="00125c9b" fo:background-color="transparent" loext:char-shading-value="0" loext:padding="0in" loext:border="none"/>
    </style:style>
    <style:style style:name="T4" style:family="text">
      <style:text-properties fo:color="#004ed0" fo:background-color="transparent" loext:char-shading-value="0"/>
    </style:style>
    <style:style style:name="T5" style:family="text">
      <style:text-properties style:font-name="Monaco" fo:font-size="9pt" style:font-name-asian="Monaco" style:font-size-asian="9pt" style:font-name-complex="Monaco" style:font-size-complex="9pt"/>
    </style:style>
    <style:style style:name="T6" style:family="text">
      <style:text-properties fo:color="#002d7a" fo:background-color="transparent" loext:char-shading-value="0"/>
    </style:style>
    <style:style style:name="T7" style:family="text">
      <style:text-properties fo:color="#333333" fo:background-color="transparent" loext:char-shading-value="0"/>
    </style:style>
    <style:style style:name="T8" style:family="text">
      <style:text-properties fo:color="#006fe0" fo:background-color="transparent" loext:char-shading-value="0"/>
    </style:style>
    <style:style style:name="T9" style:family="text">
      <style:text-properties fo:color="#800080" fo:background-color="transparent" loext:char-shading-value="0"/>
    </style:style>
    <style:style style:name="T10" style:family="text">
      <style:text-properties fo:color="#ff8000" fo:background-color="transparent" loext:char-shading-value="0"/>
    </style:style>
    <style:style style:name="T11" style:family="text">
      <style:text-properties fo:color="#000000" fo:background-color="transparent" loext:char-shading-value="0"/>
    </style:style>
    <style:style style:name="T12" style:family="text">
      <style:text-properties fo:color="#ce0000" fo:background-color="transparent" loext:char-shading-value="0"/>
    </style:style>
    <style:style style:name="Sect1" style:family="section">
      <style:section-properties fo:background-color="#fdfdfd" fo:margin-left="0in" fo:margin-right="0in" style:editable="false">
        <style:columns fo:column-count="1" fo:column-gap="0in"/>
        <style:background-image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style:style style:name="Sect3" style:family="section">
      <style:section-properties fo:background-color="#f7f7f7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/text:p>
      <text:p text:style-name="P1">We are using deep metric learning</text:p>
      <text:p text:style-name="P2">NN- Resnet-34</text:p>
      <text:p text:style-name="P2"/>
      <text:p text:style-name="P2"/>
      <text:h text:style-name="P5" text:outline-level="3">Install your face recognition libraries</text:h>
      <text:p text:style-name="P2"><text:span text:style-name="T2"/></text:p>
      <text:p text:style-name="P2"><text:span text:style-name="T2"/></text:p>
      <text:section text:style-name="Sect1" text:name="crayon-5bec69477dce9650927743">
        <table:table table:name="Table1" table:style-name="Table1">
          <table:table-column table:style-name="Table1.A"/>
          <table:table-row>
            <table:table-cell table:style-name="Table1.A1" office:value-type="string">
              <text:section text:style-name="Sect2" text:name="crayon-5bec69477dce9650927743-1">
                <text:p text:style-name="P6"><text:span text:style-name="T7">$</text:span><text:span text:style-name="T8"> </text:span><text:span text:style-name="T6">workon</text:span><text:span text:style-name="T8"> &lt;</text:span><text:span text:style-name="T4">your </text:span><text:span text:style-name="T9">env</text:span><text:span text:style-name="T8"> </text:span><text:span text:style-name="T4">name </text:span><text:span text:style-name="T6">here</text:span><text:span text:style-name="T8">&gt; </text:span><text:span text:style-name="T10"># optional</text:span></text:p>
              </text:section>
              <text:section text:style-name="Sect3" text:name="crayon-5bec69477dce9650927743-2">
                <text:p text:style-name="P6"><text:span text:style-name="T7">$</text:span><text:span text:style-name="T8"> </text:span><text:span text:style-name="T4">git </text:span><text:span text:style-name="T9">clone</text:span><text:span text:style-name="T8"> </text:span><text:span text:style-name="T6">https</text:span><text:span text:style-name="T8">://</text:span><text:span text:style-name="T6">github</text:span><text:span text:style-name="T4">.com</text:span><text:span text:style-name="T8">/</text:span><text:span text:style-name="T6">davisking</text:span><text:span text:style-name="T8">/</text:span><text:span text:style-name="T6">dlib</text:span><text:span text:style-name="T4">.git</text:span></text:p>
              </text:section>
              <text:section text:style-name="Sect2" text:name="crayon-5bec69477dce9650927743-3">
                <text:p text:style-name="P6"><text:span text:style-name="T7">$</text:span><text:span text:style-name="T8"> </text:span><text:span text:style-name="T9">cd</text:span><text:span text:style-name="T8"> </text:span><text:span text:style-name="T11">dlib</text:span></text:p>
              </text:section>
              <text:section text:style-name="Sect3" text:name="crayon-5bec69477dce9650927743-4">
                <text:p text:style-name="P6"><text:span text:style-name="T7">$</text:span><text:span text:style-name="T8"> </text:span><text:span text:style-name="T9">mkdir</text:span><text:span text:style-name="T8"> </text:span><text:span text:style-name="T11">build</text:span></text:p>
              </text:section>
              <text:section text:style-name="Sect2" text:name="crayon-5bec69477dce9650927743-5">
                <text:p text:style-name="P6"><text:span text:style-name="T7">$</text:span><text:span text:style-name="T8"> </text:span><text:span text:style-name="T9">cd</text:span><text:span text:style-name="T8"> </text:span><text:span text:style-name="T11">build</text:span></text:p>
              </text:section>
              <text:section text:style-name="Sect3" text:name="crayon-5bec69477dce9650927743-6">
                <text:p text:style-name="P6"><text:span text:style-name="T7">$</text:span><text:span text:style-name="T8"> </text:span><text:span text:style-name="T11">cmake</text:span><text:span text:style-name="T8"> </text:span><text:span text:style-name="T7">..</text:span><text:span text:style-name="T8"> -</text:span><text:span text:style-name="T6">DDLIB_USE_CUDA</text:span><text:span text:style-name="T8">=</text:span><text:span text:style-name="T12">1</text:span><text:span text:style-name="T8"> -</text:span><text:span text:style-name="T6">DUSE_AVX_INSTRUCTIONS</text:span><text:span text:style-name="T8">=</text:span><text:span text:style-name="T12">1</text:span></text:p>
              </text:section>
              <text:section text:style-name="Sect2" text:name="crayon-5bec69477dce9650927743-7">
                <text:p text:style-name="P6"><text:span text:style-name="T7">$</text:span><text:span text:style-name="T8"> </text:span><text:span text:style-name="T6">cmake</text:span><text:span text:style-name="T8"> --</text:span><text:span text:style-name="T11">build</text:span><text:span text:style-name="T8"> </text:span><text:span text:style-name="T7">.</text:span></text:p>
              </text:section>
              <text:section text:style-name="Sect3" text:name="crayon-5bec69477dce9650927743-8">
                <text:p text:style-name="P6"><text:span text:style-name="T7">$</text:span><text:span text:style-name="T8"> </text:span><text:span text:style-name="T9">cd</text:span><text:span text:style-name="T8"> </text:span><text:span text:style-name="T7">..</text:span></text:p>
              </text:section>
              <text:section text:style-name="Sect2" text:name="crayon-5bec69477dce9650927743-9">
                <text:p text:style-name="P6"><text:span text:style-name="T7">$</text:span><text:span text:style-name="T8"> </text:span><text:span text:style-name="T4">python </text:span><text:span text:style-name="T6">setup</text:span><text:span text:style-name="T4">.py</text:span><text:span text:style-name="T8"> </text:span><text:span text:style-name="T6">install</text:span><text:span text:style-name="T8"> --</text:span><text:span text:style-name="T4">yes </text:span><text:span text:style-name="T6">USE_AVX_INSTRUCTIONS</text:span><text:span text:style-name="T8"> --</text:span><text:span text:style-name="T4">yes </text:span><text:span text:style-name="T6">DLIB_USE_CUDA</text:span></text:p>
              </text:section>
            </table:table-cell>
          </table:table-row>
        </table:table>
      </text:section>
      <text:p text:style-name="P3"><text:span text:style-name="T2"><text:line-break/></text:span><text:a xlink:type="simple" xlink:href="https://medium.com/@ageitgey/machine-learning-is-fun-80ea3ec3c471" text:style-name="Internet_20_link" text:visited-style-name="Visited_20_Internet_20_Link"><text:span text:style-name="T3">https://medium.com/@ageitgey/machine-learning-is-fun-80ea3ec3c471</text:span></text:a></text:p>
      <text:p text:style-name="P3"/>
      <text:p text:style-name="P4"><text:span text:style-name="T3">https://www.pyimagesearch.com/2018/06/18/face-recognition-with-opencv-python-and-deep-learning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sans-serif"/>
    <style:font-face style:name="Monaco" svg:font-family="Monaco, MonacoRegular, 'Courier New', monospace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2:27:35.751811641</meta:creation-date>
    <dc:date>2018-11-14T14:00:44.620487488</dc:date>
    <meta:editing-duration>PT2M28S</meta:editing-duration>
    <meta:editing-cycles>1</meta:editing-cycles>
    <meta:document-statistic meta:table-count="1" meta:image-count="0" meta:object-count="0" meta:page-count="1" meta:paragraph-count="15" meta:word-count="59" meta:character-count="517" meta:non-whitespace-character-count="473"/>
    <meta:generator>LibreOffice/5.1.6.2$Linux_AARCH64 LibreOffice_project/10m0$Build-2</meta:generator>
  </office:meta>
</office:document-meta>
</file>